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00080" draw:textarea-horizontal-align="justify" draw:textarea-vertical-align="middle" draw:auto-grow-height="false" fo:min-height="1.55cm" fo:min-width="3.2cm"/>
      <style:paragraph-properties style:writing-mode="lr-tb"/>
    </style:style>
    <style:style style:name="gr2" style:family="graphic" style:parent-style-name="standard" style:list-style-name="L1">
      <style:graphic-properties draw:fill-color="#800080" draw:textarea-horizontal-align="justify" draw:textarea-vertical-align="middle" draw:auto-grow-height="false" fo:min-height="1.75cm" fo:min-width="3.7cm"/>
      <style:paragraph-properties style:writing-mode="lr-tb"/>
    </style:style>
    <style:style style:name="gr3" style:family="graphic" style:parent-style-name="standard">
      <style:graphic-properties draw:fill-color="#e0c2cd" draw:auto-grow-height="false" fo:min-height="0.945cm" fo:min-width="1.93cm" fo:wrap-option="no-wrap"/>
      <style:paragraph-properties style:writing-mode="lr-tb"/>
    </style:style>
    <style:style style:name="gr4" style:family="graphic" style:parent-style-name="standard">
      <style:graphic-properties draw:fill-color="#ffe994" draw:textarea-horizontal-align="justify" draw:textarea-vertical-align="middle" draw:auto-grow-height="false" fo:min-height="0.67cm" fo:min-width="1.198cm"/>
      <style:paragraph-properties style:writing-mode="lr-tb"/>
    </style:style>
    <style:style style:name="gr5" style:family="graphic" style:parent-style-name="standard">
      <style:graphic-properties draw:fill-color="#ffe994" draw:textarea-horizontal-align="justify" draw:textarea-vertical-align="middle" draw:auto-grow-height="false" fo:min-height="0.74cm" fo:min-width="1.622cm"/>
      <style:paragraph-properties style:writing-mode="lr-tb"/>
    </style:style>
    <style:style style:name="gr6" style:family="graphic" style:parent-style-name="standard">
      <style:graphic-properties draw:fill-color="#ffe994" draw:textarea-horizontal-align="justify" draw:textarea-vertical-align="middle" draw:auto-grow-height="false" fo:min-height="0.74cm" fo:min-width="1.692cm"/>
      <style:paragraph-properties style:writing-mode="lr-tb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stroke="dash" draw:stroke-dash="Dash" draw:fill-color="#ffe994" draw:textarea-horizontal-align="justify" draw:textarea-vertical-align="middle" draw:auto-grow-height="false" fo:min-height="0.74cm" fo:min-width="2.258cm"/>
      <style:paragraph-properties style:writing-mode="lr-tb"/>
    </style:style>
    <style:style style:name="gr9" style:family="graphic" style:parent-style-name="standard">
      <style:graphic-properties draw:fill-color="#ffe994" draw:textarea-horizontal-align="justify" draw:textarea-vertical-align="middle" draw:auto-grow-height="false" fo:min-height="0.74cm" fo:min-width="2.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11" style:family="graphic" style:parent-style-name="standard">
      <style:graphic-properties draw:fill-color="#ffe994" draw:textarea-horizontal-align="justify" draw:textarea-vertical-align="middle" draw:auto-grow-height="false" fo:min-height="0.458cm" fo:min-width="1.268cm"/>
      <style:paragraph-properties style:writing-mode="lr-tb"/>
    </style:style>
    <style:style style:name="gr12" style:family="graphic" style:parent-style-name="standard">
      <style:graphic-properties draw:fill-color="#ffe994" draw:textarea-horizontal-align="justify" draw:textarea-vertical-align="middle" draw:auto-grow-height="false" fo:min-height="0.67cm" fo:min-width="1.692cm"/>
      <style:paragraph-properties style:writing-mode="lr-tb"/>
    </style:style>
    <style:style style:name="gr13" style:family="graphic" style:parent-style-name="standard">
      <style:graphic-properties draw:fill-color="#ffe994" draw:textarea-horizontal-align="justify" draw:textarea-vertical-align="middle" draw:auto-grow-height="false" fo:min-height="0.67cm" fo:min-width="1.622cm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" draw:fill-color="#ffe994" draw:textarea-horizontal-align="justify" draw:textarea-vertical-align="middle" draw:auto-grow-height="false" fo:min-height="0.74cm" fo:min-width="1.875cm"/>
      <style:paragraph-properties style:writing-mode="lr-tb"/>
    </style:style>
    <style:style style:name="gr15" style:family="graphic" style:parent-style-name="standard">
      <style:graphic-properties draw:fill-color="#e0c2cd" draw:textarea-horizontal-align="justify" draw:textarea-vertical-align="middle" draw:auto-grow-height="false" fo:min-height="0.65cm" fo:min-width="0.85cm"/>
      <style:paragraph-properties style:writing-mode="lr-tb"/>
    </style:style>
    <style:style style:name="gr16" style:family="graphic" style:parent-style-name="standard" style:list-style-name="L1">
      <style:graphic-properties draw:fill-color="#800080" draw:textarea-horizontal-align="justify" draw:textarea-vertical-align="middle" draw:auto-grow-height="false" fo:min-height="1.75cm" fo:min-width="3.7cm"/>
      <style:paragraph-properties style:writing-mode="lr-tb"/>
    </style:style>
    <style:style style:name="gr17" style:family="graphic" style:parent-style-name="standard">
      <style:graphic-properties draw:fill-color="#ffe994" draw:textarea-horizontal-align="justify" draw:textarea-vertical-align="middle" draw:auto-grow-height="false" fo:min-height="0.469cm" fo:min-width="1.401cm"/>
      <style:paragraph-properties style:writing-mode="lr-tb"/>
    </style:style>
    <style:style style:name="gr18" style:family="graphic" style:parent-style-name="standard">
      <style:graphic-properties draw:fill-color="#ffe994" draw:textarea-horizontal-align="justify" draw:textarea-vertical-align="middle" draw:auto-grow-height="false" fo:min-height="0.388cm" fo:min-width="1.259cm"/>
      <style:paragraph-properties style:writing-mode="lr-tb"/>
    </style:style>
    <style:style style:name="gr19" style:family="graphic" style:parent-style-name="standard">
      <style:graphic-properties draw:fill-color="#e0c2cd" draw:auto-grow-height="false" fo:min-height="0.945cm" fo:min-width="1.83cm" fo:wrap-option="no-wrap"/>
      <style:paragraph-properties style:writing-mode="lr-tb"/>
    </style:style>
    <style:style style:name="gr20" style:family="graphic" style:parent-style-name="standard">
      <style:graphic-properties draw:fill-color="#e0c2cd" draw:textarea-horizontal-align="justify" draw:textarea-vertical-align="middle" draw:auto-grow-height="false" fo:min-height="0.75cm" fo:min-width="0.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800080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-color="#800080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-color="#e0c2cd"/>
      <style:paragraph-properties style:writing-mode="lr-tb"/>
    </style:style>
    <style:style style:name="P7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8" style:family="paragraph">
      <loext:graphic-properties draw:fill-color="#ffe994"/>
      <style:paragraph-properties fo:text-align="center" style:writing-mode="lr-tb"/>
      <style:text-properties style:text-underline-style="solid" style:text-underline-width="auto" style:text-underline-color="font-color"/>
    </style:style>
    <style:style style:name="P9" style:family="paragraph">
      <loext:graphic-properties draw:fill-color="#ffe994"/>
      <style:paragraph-properties fo:text-align="center" style:writing-mode="lr-tb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-color="#ffe994"/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style:paragraph-properties fo:text-align="center" style:writing-mode="lr-tb"/>
      <style:text-properties style:text-underline-style="none"/>
    </style:style>
    <style:style style:name="P14" style:family="paragraph">
      <loext:graphic-properties draw:fill-color="#ffe994"/>
      <style:paragraph-properties fo:text-align="center" style:writing-mode="lr-tb"/>
      <style:text-properties style:text-underline-style="none"/>
    </style:style>
    <style:style style:name="P15" style:family="paragraph">
      <loext:graphic-properties draw:fill-color="#e0c2cd"/>
      <style:paragraph-properties fo:text-align="center" style:writing-mode="lr-t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3.7cm" svg:height="1.8cm" svg:x="7.3cm" svg:y="1.5cm">
          <text:p text:style-name="P1">Usuarios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2cm" svg:height="2cm" svg:x="13.2cm" svg:y="18.1cm">
          <text:p text:style-name="P3">Entrenamiento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7cm" svg:height="1.465cm" svg:x="13cm" svg:y="5.635cm">
          <text:p text:style-name="P5">Asistente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8" draw:layer="layout" svg:width="2.4cm" svg:height="1.3cm" svg:x="13.2cm" svg:y="3.9cm">
          <text:p text:style-name="P7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3cm" svg:height="1.4cm" svg:x="15cm" svg:y="2.7cm">
          <text:p text:style-name="P1">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3.1cm" svg:height="1.4cm" svg:x="13.3cm" svg:y="1.2cm">
          <text:p text:style-name="P1">corre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2.4cm" svg:height="1.3cm" svg:x="11.2cm" svg:y="0.3cm">
          <text:p text:style-name="P1">nomb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0" draw:layer="layout" svg:x1="11cm" svg:y1="3cm" svg:x2="11.9cm" svg:y2="1.5cm">
          <text:p/>
        </draw:line>
        <draw:line draw:style-name="gr7" draw:text-style-name="P10" draw:layer="layout" svg:x1="11cm" svg:y1="2.9cm" svg:x2="13.5cm" svg:y2="2.1cm">
          <text:p/>
        </draw:line>
        <draw:line draw:style-name="gr7" draw:text-style-name="P10" draw:layer="layout" svg:x1="11cm" svg:y1="2.9cm" svg:x2="15cm" svg:y2="3.5cm">
          <text:p/>
        </draw:line>
        <draw:line draw:style-name="gr7" draw:text-style-name="P10" draw:layer="layout" svg:x1="10.9cm" svg:y1="2.9cm" svg:x2="13.2cm" svg:y2="4.5cm">
          <text:p/>
        </draw:line>
        <draw:line draw:style-name="gr7" draw:text-style-name="P10" draw:layer="layout" svg:x1="14.8cm" svg:y1="7.9cm" svg:x2="14.8cm" svg:y2="7.1cm">
          <text:p/>
        </draw:line>
        <draw:line draw:style-name="gr7" draw:text-style-name="P10" draw:layer="layout" svg:x1="9.5cm" svg:y1="3.3cm" svg:x2="13.1cm" svg:y2="5.8cm">
          <text:p/>
        </draw:line>
        <draw:custom-shape draw:style-name="gr8" draw:text-style-name="P9" draw:layer="layout" svg:width="3.9cm" svg:height="1.4cm" svg:x="16.2cm" svg:y="15cm">
          <text:p text:style-name="P1">Historia Clinic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4.1cm" svg:height="1.4cm" svg:x="16.7cm" svg:y="10cm">
          <text:p text:style-name="P7"><text:span text:style-name="T1">Nombre/Apelli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0" draw:layer="layout" svg:x1="18.1cm" svg:y1="11.4cm" svg:x2="17.3cm" svg:y2="12.6cm">
          <text:p/>
        </draw:line>
        <draw:line draw:style-name="gr7" draw:text-style-name="P10" draw:layer="layout" svg:x1="17.8cm" svg:y1="15cm" svg:x2="17.8cm" svg:y2="14.4cm">
          <text:p/>
        </draw:line>
        <draw:frame draw:style-name="gr10" draw:text-style-name="P11" draw:layer="layout" svg:width="1.6cm" svg:height="0.806cm" svg:x="14cm" svg:y="14.494cm">
          <draw:text-box>
            <text:p>N:N</text:p>
          </draw:text-box>
        </draw:frame>
        <draw:line draw:style-name="gr7" draw:text-style-name="P10" draw:layer="layout" svg:x1="15.3cm" svg:y1="22.2cm" svg:x2="15.6cm" svg:y2="23cm">
          <text:p/>
        </draw:line>
        <draw:custom-shape draw:style-name="gr11" draw:text-style-name="P8" draw:layer="layout" svg:width="2.5cm" svg:height="1cm" svg:x="18.1cm" svg:y="17.8cm">
          <text:p text:style-name="P7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0" draw:layer="layout" svg:x1="18.1cm" svg:y1="18.3cm" svg:x2="17.3cm" svg:y2="18.6cm">
          <text:p/>
        </draw:line>
        <draw:custom-shape draw:style-name="gr12" draw:text-style-name="P8" draw:layer="layout" svg:width="3.1cm" svg:height="1.3cm" svg:x="8.8cm" svg:y="17.8cm">
          <text:p text:style-name="P7"><text:span text:style-name="T1">Fech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0" draw:layer="layout" svg:x1="14.3cm" svg:y1="21.2cm" svg:x2="14.1cm" svg:y2="20.1cm">
          <text:p/>
        </draw:line>
        <draw:custom-shape draw:style-name="gr13" draw:text-style-name="P8" draw:layer="layout" svg:width="3cm" svg:height="1.3cm" svg:x="12.2cm" svg:y="25.4cm">
          <text:p text:style-name="P7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3.359cm" svg:height="1.4cm" svg:x="15.641cm" svg:y="25.335cm">
          <text:p text:style-name="P3">Duració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4" draw:layer="layout" svg:width="3.1cm" svg:height="1.4cm" svg:x="13.9cm" svg:y="26.7cm">
          <text:p text:style-name="P13"><text:span text:style-name="T2">Velocid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0" draw:layer="layout" svg:x1="15.4cm" svg:y1="25cm" svg:x2="15.4cm" svg:y2="26.8cm">
          <text:p/>
        </draw:line>
        <draw:line draw:style-name="gr7" draw:text-style-name="P10" draw:layer="layout" svg:x1="15.4cm" svg:y1="25cm" svg:x2="13.5cm" svg:y2="25.4cm">
          <text:p/>
        </draw:line>
        <draw:line draw:style-name="gr7" draw:text-style-name="P10" draw:layer="layout" svg:x1="15.4cm" svg:y1="25cm" svg:x2="17.3cm" svg:y2="25.3cm">
          <text:p/>
        </draw:line>
        <draw:custom-shape draw:style-name="gr6" draw:text-style-name="P14" draw:layer="layout" svg:width="3.1cm" svg:height="1.4cm" svg:x="17.6cm" svg:y="19.6cm">
          <text:p text:style-name="P13"><text:span text:style-name="T2">Modalid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0" draw:layer="layout" svg:x1="17.4cm" svg:y1="19.3cm" svg:x2="18.3cm" svg:y2="19.7cm">
          <text:p/>
        </draw:line>
        <draw:line draw:style-name="gr7" draw:text-style-name="P10" draw:layer="layout" svg:x1="15.3cm" svg:y1="14.4cm" svg:x2="15.4cm" svg:y2="16.2cm">
          <text:p/>
        </draw:line>
        <draw:custom-shape draw:style-name="gr15" draw:text-style-name="P15" draw:layer="layout" svg:width="2.7cm" svg:height="1.8cm" svg:x="14cm" svg:y="15.8cm">
          <text:p text:style-name="P1">Bitacor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0" draw:layer="layout" svg:x1="15.3cm" svg:y1="17.5cm" svg:x2="15.2cm" svg:y2="18.1cm">
          <text:p/>
        </draw:line>
        <draw:custom-shape draw:style-name="gr1" draw:text-style-name="P2" draw:layer="layout" svg:width="3.7cm" svg:height="1.8cm" svg:x="15.3cm" svg:y="12.6cm">
          <text:p text:style-name="P1">Paciente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4.2cm" svg:height="2cm" svg:x="13.5cm" svg:y="23cm">
          <text:p text:style-name="P3">Ejercici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cm" svg:height="1.8cm" svg:x="2.1cm" svg:y="13.9cm">
          <text:p text:style-name="P1">Máquin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cm" svg:height="1.8cm" svg:x="1.8cm" svg:y="7.8cm">
          <text:p text:style-name="P1">Centro Médico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2.687cm" svg:height="1.017cm" svg:x="1.013cm" svg:y="11.3cm">
          <text:p text:style-name="P7"><text:span text:style-name="T1">Ubicac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0" draw:layer="layout" svg:x1="2cm" svg:y1="9.548cm" svg:x2="2cm" svg:y2="11.4cm">
          <text:p/>
        </draw:line>
        <draw:custom-shape draw:style-name="gr18" draw:text-style-name="P8" draw:layer="layout" svg:width="2.487cm" svg:height="0.9cm" svg:x="2.2cm" svg:y="16.9cm">
          <text:p text:style-name="P7"><text:span text:style-name="T1">Ubicac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0" draw:layer="layout" svg:x1="3.087cm" svg:y1="15.7cm" svg:x2="3.1cm" svg:y2="16.9cm">
          <text:p/>
        </draw:line>
        <draw:line draw:style-name="gr7" draw:text-style-name="P10" draw:layer="layout" svg:x1="5.3cm" svg:y1="9.6cm" svg:x2="5.4cm" svg:y2="11cm">
          <text:p/>
        </draw:line>
        <draw:custom-shape draw:style-name="gr19" draw:text-style-name="P6" draw:layer="layout" svg:width="2.6cm" svg:height="1.465cm" svg:x="13.3cm" svg:y="7.935cm">
          <text:p text:style-name="P5">Doctor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7" draw:text-style-name="P10" draw:layer="layout" svg:x1="14.9cm" svg:y1="9.4cm" svg:x2="14.9cm" svg:y2="10cm">
          <text:p/>
        </draw:line>
        <draw:line draw:style-name="gr7" draw:text-style-name="P10" draw:layer="layout" svg:x1="5.422cm" svg:y1="8.672cm" svg:x2="7.822cm" svg:y2="8.672cm">
          <text:p/>
        </draw:line>
        <draw:line draw:style-name="gr7" draw:text-style-name="P10" draw:layer="layout" svg:x1="11.9cm" svg:y1="18.5cm" svg:x2="13.2cm" svg:y2="18.5cm">
          <text:p/>
        </draw:line>
        <draw:custom-shape draw:style-name="gr12" draw:text-style-name="P8" draw:layer="layout" svg:width="3.1cm" svg:height="1.3cm" svg:x="8.8cm" svg:y="19.1cm">
          <text:p text:style-name="P7"><text:span text:style-name="T1">Pes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2.4cm" svg:height="2cm" svg:x="13.7cm" svg:y="10cm">
          <text:p text:style-name="P1">1: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0" draw:layer="layout" svg:x1="14.9cm" svg:y1="12cm" svg:x2="15.4cm" svg:y2="12.6cm">
          <text:p/>
        </draw:line>
        <draw:line draw:style-name="gr7" draw:text-style-name="P10" draw:layer="layout" svg:x1="11.9cm" svg:y1="19.8cm" svg:x2="13.2cm" svg:y2="19.8cm">
          <text:p/>
        </draw:line>
        <draw:custom-shape draw:style-name="gr20" draw:text-style-name="P15" draw:layer="layout" svg:width="2.4cm" svg:height="2cm" svg:x="14.1cm" svg:y="20.3cm">
          <text:p text:style-name="P1">1: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5" draw:layer="layout" svg:width="2.4cm" svg:height="2cm" svg:x="7.8cm" svg:y="7.7cm">
          <text:p text:style-name="P1">1: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0" draw:layer="layout" svg:x1="10cm" svg:y1="8.7cm" svg:x2="13.3cm" svg:y2="8.7cm">
          <text:p/>
        </draw:line>
        <draw:custom-shape draw:style-name="gr20" draw:text-style-name="P15" draw:layer="layout" svg:width="2.4cm" svg:height="2cm" svg:x="4.2cm" svg:y="11cm">
          <text:p text:style-name="P1">1: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0" draw:layer="layout" svg:x1="5.4cm" svg:y1="12.9cm" svg:x2="5.5cm" svg:y2="13.9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" draw:style="rect" draw:dots1="1" draw:dots1-length="300%" draw:distance="300%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0.074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2T09:50:56.585712963</meta:creation-date>
    <dc:date>2022-05-05T15:17:08.911000000</dc:date>
    <meta:editing-duration>PT20M34S</meta:editing-duration>
    <meta:editing-cycles>5</meta:editing-cycles>
    <meta:generator>LibreOffice/7.3.2.2$Windows_X86_64 LibreOffice_project/49f2b1bff42cfccbd8f788c8dc32c1c309559be0</meta:generator>
    <meta:document-statistic meta:object-count="56"/>
  </office:meta>
</office:document-meta>
</file>